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3SanzyBu75q30DWCjVVFjQfwIYZWCW1CpeL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5:07.139784945</meta:creation-date>
    <dc:date>2022-11-21T14:15:42.691000192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6.2$Linux_X86_64 LibreOffice_project/30$Build-2</meta:generator>
  </office:meta>
</office:document-meta>
</file>